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04cm" svg:height="1.199cm" svg:x="15.875cm" svg:y="7.163cm">
          <draw:text-box>
            <text:p text:style-name="P1"><text:span text:style-name="T1">Development</text:span></text:p>
            <text:p text:style-name="P1"><text:span text:style-name="T1">versions</text:span></text:p>
          </draw:text-box>
        </draw:frame>
        <draw:line draw:style-name="gr2" draw:text-style-name="P3" draw:layer="layout" svg:x1="2.54cm" svg:y1="6.528cm" svg:x2="17.78cm" svg:y2="6.528cm">
          <text:p text:style-name="P1"/>
        </draw:line>
        <draw:line draw:style-name="gr3" draw:text-style-name="P3" draw:layer="layout" svg:x1="3.175cm" svg:y1="6.528cm" svg:x2="3.175cm" svg:y2="5.258cm">
          <text:p text:style-name="P1"/>
        </draw:line>
        <draw:line draw:style-name="gr2" draw:text-style-name="P3" draw:layer="layout" svg:x1="3.175cm" svg:y1="5.258cm" svg:x2="6.985cm" svg:y2="5.258cm">
          <text:p text:style-name="P1"/>
        </draw:line>
        <draw:line draw:style-name="gr3" draw:text-style-name="P3" draw:layer="layout" svg:x1="9.525cm" svg:y1="6.528cm" svg:x2="9.525cm" svg:y2="5.258cm">
          <text:p text:style-name="P1"/>
        </draw:line>
        <draw:line draw:style-name="gr2" draw:text-style-name="P3" draw:layer="layout" svg:x1="9.525cm" svg:y1="5.258cm" svg:x2="13.335cm" svg:y2="5.258cm">
          <text:p text:style-name="P1"/>
        </draw:line>
        <draw:frame draw:style-name="gr1" draw:text-style-name="P2" draw:layer="layout" svg:width="2.077cm" svg:height="1.199cm" svg:x="15.79cm" svg:y="4.483cm">
          <draw:text-box>
            <text:p text:style-name="P1"><text:span text:style-name="T1">Stable</text:span></text:p>
            <text:p text:style-name="P1"><text:span text:style-name="T1">versions</text:span></text:p>
          </draw:text-box>
        </draw:frame>
        <draw:line draw:style-name="gr4" draw:text-style-name="P3" draw:layer="layout" svg:x1="3.81cm" svg:y1="5.258cm" svg:x2="3.81cm" svg:y2="4.623cm">
          <text:p text:style-name="P1"/>
        </draw:line>
        <draw:line draw:style-name="gr4" draw:text-style-name="P3" draw:layer="layout" svg:x1="5.08cm" svg:y1="5.258cm" svg:x2="5.08cm" svg:y2="4.623cm">
          <text:p text:style-name="P1"/>
        </draw:line>
        <draw:line draw:style-name="gr4" draw:text-style-name="P3" draw:layer="layout" svg:x1="10.16cm" svg:y1="5.258cm" svg:x2="10.16cm" svg:y2="4.623cm">
          <text:p text:style-name="P1"/>
        </draw:line>
        <draw:line draw:style-name="gr4" draw:text-style-name="P3" draw:layer="layout" svg:x1="11.63cm" svg:y1="5.258cm" svg:x2="11.63cm" svg:y2="4.623cm">
          <text:p text:style-name="P1"/>
        </draw:line>
        <draw:frame draw:style-name="gr1" draw:text-style-name="P2" draw:layer="layout" svg:width="1.421cm" svg:height="0.725cm" svg:x="6.969cm" svg:y="4.923cm">
          <draw:text-box>
            <text:p text:style-name="P1"><text:span text:style-name="T1">2.4.x</text:span></text:p>
          </draw:text-box>
        </draw:frame>
        <draw:frame draw:style-name="gr1" draw:text-style-name="P2" draw:layer="layout" svg:width="1.421cm" svg:height="0.725cm" svg:x="13.366cm" svg:y="4.923cm">
          <draw:text-box>
            <text:p text:style-name="P1"><text:span text:style-name="T1">2.6.x</text:span></text:p>
          </draw:text-box>
        </draw:frame>
        <draw:frame draw:style-name="gr1" draw:text-style-name="P2" draw:layer="layout" svg:width="1.45cm" svg:height="0.725cm" svg:x="3.04cm" svg:y="3.96cm">
          <draw:text-box>
            <text:p text:style-name="P1"><text:span text:style-name="T1">2.4.0</text:span></text:p>
          </draw:text-box>
        </draw:frame>
        <draw:frame draw:style-name="gr1" draw:text-style-name="P2" draw:layer="layout" svg:width="1.45cm" svg:height="0.725cm" svg:x="4.445cm" svg:y="3.96cm">
          <draw:text-box>
            <text:p text:style-name="P1"><text:span text:style-name="T1">2.4.2</text:span></text:p>
          </draw:text-box>
        </draw:frame>
        <draw:frame draw:style-name="gr1" draw:text-style-name="P2" draw:layer="layout" svg:width="1.45cm" svg:height="0.725cm" svg:x="9.418cm" svg:y="3.96cm">
          <draw:text-box>
            <text:p text:style-name="P1"><text:span text:style-name="T1">2.6.0</text:span></text:p>
          </draw:text-box>
        </draw:frame>
        <draw:frame draw:style-name="gr1" draw:text-style-name="P2" draw:layer="layout" svg:width="1.687cm" svg:height="0.725cm" svg:x="10.93cm" svg:y="3.988cm">
          <draw:text-box>
            <text:p text:style-name="P1"><text:span text:style-name="T1">2.6.14</text:span></text:p>
          </draw:text-box>
        </draw:frame>
        <draw:line draw:style-name="gr4" draw:text-style-name="P3" draw:layer="layout" svg:x1="4.445cm" svg:y1="6.528cm" svg:x2="4.445cm" svg:y2="7.798cm">
          <text:p text:style-name="P1"/>
        </draw:line>
        <draw:frame draw:style-name="gr1" draw:text-style-name="P2" draw:layer="layout" svg:width="1.45cm" svg:height="0.725cm" svg:x="3.645cm" svg:y="7.887cm">
          <draw:text-box>
            <text:p text:style-name="P1"><text:span text:style-name="T1">2.5.2</text:span></text:p>
          </draw:text-box>
        </draw:frame>
        <draw:line draw:style-name="gr4" draw:text-style-name="P3" draw:layer="layout" svg:x1="10.795cm" svg:y1="6.528cm" svg:x2="10.795cm" svg:y2="7.798cm">
          <text:p text:style-name="P1"/>
        </draw:line>
        <draw:frame draw:style-name="gr1" draw:text-style-name="P2" draw:layer="layout" svg:width="1.45cm" svg:height="0.725cm" svg:x="10.053cm" svg:y="8.005cm">
          <draw:text-box>
            <text:p text:style-name="P1"><text:span text:style-name="T1">2.7.2</text:span></text:p>
          </draw:text-box>
        </draw:frame>
        <draw:line draw:style-name="gr4" draw:text-style-name="P3" draw:layer="layout" svg:x1="5.715cm" svg:y1="6.528cm" svg:x2="5.715cm" svg:y2="7.163cm">
          <text:p text:style-name="P1"/>
        </draw:line>
        <draw:frame draw:style-name="gr1" draw:text-style-name="P2" draw:layer="layout" svg:width="1.806cm" svg:height="0.725cm" svg:x="4.879cm" svg:y="7.27cm">
          <draw:text-box>
            <text:p text:style-name="P1"><text:span text:style-name="T1">2.5.5.3</text:span></text:p>
          </draw:text-box>
        </draw:frame>
        <draw:line draw:style-name="gr4" draw:text-style-name="P3" draw:layer="layout" svg:x1="7.62cm" svg:y1="6.528cm" svg:x2="7.62cm" svg:y2="7.798cm">
          <text:p text:style-name="P1"/>
        </draw:line>
        <draw:frame draw:style-name="gr1" draw:text-style-name="P2" draw:layer="layout" svg:width="1.45cm" svg:height="0.725cm" svg:x="6.941cm" svg:y="7.833cm">
          <draw:text-box>
            <text:p text:style-name="P1"><text:span text:style-name="T1">2.5.6</text:span></text:p>
          </draw:text-box>
        </draw:frame>
        <draw:line draw:style-name="gr4" draw:text-style-name="P3" draw:layer="layout" svg:x1="14.605cm" svg:y1="6.528cm" svg:x2="14.605cm" svg:y2="7.798cm">
          <text:p text:style-name="P1"/>
        </draw:line>
        <draw:frame draw:style-name="gr1" draw:text-style-name="P2" draw:layer="layout" svg:width="1.45cm" svg:height="0.725cm" svg:x="13.963cm" svg:y="7.798cm">
          <draw:text-box>
            <text:p text:style-name="P1"><text:span text:style-name="T1">2.7.4</text:span></text:p>
          </draw:text-box>
        </draw:frame>
        <draw:line draw:style-name="gr4" draw:text-style-name="P3" draw:layer="layout" svg:x1="12.7cm" svg:y1="6.528cm" svg:x2="12.7cm" svg:y2="7.163cm">
          <text:p text:style-name="P1"/>
        </draw:line>
        <draw:frame draw:style-name="gr1" draw:text-style-name="P2" draw:layer="layout" svg:width="1.806cm" svg:height="0.725cm" svg:x="11.829cm" svg:y="7.17cm">
          <draw:text-box>
            <text:p text:style-name="P1"><text:span text:style-name="T1">2.7.3.2</text:span></text:p>
          </draw:text-box>
        </draw:frame>
        <draw:frame draw:style-name="gr1" draw:text-style-name="P2" draw:layer="layout" svg:width="0.858cm" svg:height="0.725cm" svg:x="10.472cm" svg:y="3.998cm">
          <draw:text-box>
            <text:p text:style-name="P1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Kimmo Varis</meta:initial-creator>
    <meta:creation-date>2006-05-17T01:55:14</meta:creation-date>
    <dc:creator>Kimmo Varis</dc:creator>
    <dc:date>2008-03-27T16:44:20</dc:date>
    <dc:language>en-US</dc:language>
    <meta:editing-cycles>4</meta:editing-cycles>
    <meta:editing-duration>PT4M2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